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officeooo:rsid="000fd896" officeooo:paragraph-rsid="000fd896"/>
    </style:style>
    <style:style style:name="P2" style:family="paragraph" style:parent-style-name="Standard">
      <style:paragraph-properties fo:line-height="200%"/>
      <style:text-properties officeooo:rsid="000fd896" officeooo:paragraph-rsid="000fd8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iden Riordan</text:p>
      <text:p text:style-name="P2">Professor Meow Meow</text:p>
      <text:p text:style-name="P2">Feline Studies<text:line-break/>September 8, 2023</text:p>
      <text:p text:style-name="P2"/>
      <text:p text:style-name="P1">Why Catgirls Are the Future of Industrial Society</text:p>
      <text:p text:style-name="P1"><text:tab/>Meow meow meow meow meow meow. Meow meow, meow meow. <text:s/>Meow meow meow, meow meow meow meow. Meow meow meow meow meow meow meow. Meow, meow meow meow meow. Meow, <text:s/>meow meow, meow meow meow (Meow meow meow meow meow meow meow) meow meow meow. Meow meow, meow. Meow meow meow meow, meow meow, meow meow!!</text:p>
      <text:p text:style-name="P1"><text:tab/>Meow meow meow. Meow meow, meow meow meow meow meow, meow meow meow meow meow. <text:s/>Meow meow meow meow meow, meow. Meow meow meow meow meow meow meow. Meow, meow meow meow meow. Meow, <text:s/>meow meow, meow meow meow (Meow meow meow meow meow meow meow) meow meow meow. Meow meow, meow. Meow meow meow meow, meow meow, meow meow!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23:09:01.032323699</meta:creation-date>
    <dc:date>2023-09-08T23:15:13.061470228</dc:date>
    <meta:editing-duration>PT6M13S</meta:editing-duration>
    <meta:editing-cycles>1</meta:editing-cycles>
    <meta:document-statistic meta:table-count="0" meta:image-count="0" meta:object-count="0" meta:page-count="1" meta:paragraph-count="6" meta:word-count="134" meta:character-count="737" meta:non-whitespace-character-count="603"/>
    <meta:generator>LibreOffice/7.5.5.2$Linux_X86_64 LibreOffice_project/50$Build-2</meta:generator>
  </office:meta>
</office:document-meta>
</file>